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105c" officeooo:paragraph-rsid="000b105c"/>
    </style:style>
    <style:style style:name="P2" style:family="paragraph" style:parent-style-name="Standard">
      <style:text-properties officeooo:rsid="000bf8d5" officeooo:paragraph-rsid="000bf8d5"/>
    </style:style>
    <style:style style:name="P3" style:family="paragraph" style:parent-style-name="Standard">
      <style:text-properties officeooo:rsid="000cb458" officeooo:paragraph-rsid="000cb458"/>
    </style:style>
    <style:style style:name="P4" style:family="paragraph" style:parent-style-name="Standard">
      <style:text-properties officeooo:rsid="000b105c" officeooo:paragraph-rsid="000b105c" fo:background-color="#ffff00"/>
    </style:style>
    <style:style style:name="P5" style:family="paragraph" style:parent-style-name="Standard">
      <style:text-properties officeooo:rsid="000bf8d5" officeooo:paragraph-rsid="000bf8d5"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rlAPI: https://learnhasura.herokuapp.com/console/api-explorer</text:p>
      <text:p text:style-name="P1"/>
      <text:p text:style-name="P1"/>
      <text:p text:style-name="P4">Citas query</text:p>
      <text:p text:style-name="P1"/>
      <text:p text:style-name="P1">query citas {</text:p>
      <text:p text:style-name="P1"><text:s text:c="2"/>registro_citas {</text:p>
      <text:p text:style-name="P1"><text:s text:c="4"/>persona {</text:p>
      <text:p text:style-name="P1"><text:s text:c="6"/>id</text:p>
      <text:p text:style-name="P1"><text:s text:c="6"/>nombres</text:p>
      <text:p text:style-name="P1"><text:s text:c="6"/>apellidos</text:p>
      <text:p text:style-name="P1"><text:s text:c="4"/>}</text:p>
      <text:p text:style-name="P1"><text:s text:c="4"/>pais {</text:p>
      <text:p text:style-name="P1"><text:s text:c="6"/>nombre_pais</text:p>
      <text:p text:style-name="P1"><text:s text:c="4"/>}</text:p>
      <text:p text:style-name="P1"><text:s text:c="4"/>hora_cita</text:p>
      <text:p text:style-name="P1"><text:s text:c="4"/>fecha_cita</text:p>
      <text:p text:style-name="P1"><text:s text:c="2"/>}</text:p>
      <text:p text:style-name="P1">}</text:p>
      <text:p text:style-name="P1"/>
      <text:p text:style-name="P5">LISTADO PAISES CENTRO AMERICA</text:p>
      <text:p text:style-name="P2"/>
      <text:p text:style-name="P2">query paises($continente_id: uuid) {</text:p>
      <text:p text:style-name="P2">paises(</text:p>
      <text:p text:style-name="P2">where: { continente_id: { _eq: $continente_id } }</text:p>
      <text:p text:style-name="P2">) {</text:p>
      <text:p text:style-name="P2">nombre_pais</text:p>
      <text:p text:style-name="P2"><text:s text:c="2"/>continente{</text:p>
      <text:p text:style-name="P2"><text:s text:c="4"/>continentes</text:p>
      <text:p text:style-name="P2"><text:s text:c="2"/>}</text:p>
      <text:p text:style-name="P2">}</text:p>
      <text:p text:style-name="P2">}</text:p>
      <text:p text:style-name="P2"/>
      <text:p text:style-name="P2">VARIABLES</text:p>
      <text:p text:style-name="P2"/>
      <text:p text:style-name="P2">{</text:p>
      <text:p text:style-name="P2"><text:s/>"continente_id":"c4c12d07-45ad-4ba3-979d-d26ebb54b67c"</text:p>
      <text:p text:style-name="P2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SV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SV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1:17:42.160717832</meta:creation-date>
    <dc:date>2022-02-15T12:39:11.392670255</dc:date>
    <meta:editing-duration>PT40M59S</meta:editing-duration>
    <meta:editing-cycles>1</meta:editing-cycles>
    <meta:document-statistic meta:table-count="0" meta:image-count="0" meta:object-count="0" meta:page-count="1" meta:paragraph-count="31" meta:word-count="52" meta:character-count="455" meta:non-whitespace-character-count="373"/>
    <meta:generator>LibreOffice/6.4.7.2$Linux_X86_64 LibreOffice_project/40$Build-2</meta:generator>
  </office:meta>
</office:document-meta>
</file>